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08a1" officeooo:paragraph-rsid="001e08a1"/>
    </style:style>
    <style:style style:name="P2" style:family="paragraph" style:parent-style-name="Standard">
      <style:text-properties officeooo:rsid="0021061e" officeooo:paragraph-rsid="0021061e"/>
    </style:style>
    <style:style style:name="P3" style:family="paragraph" style:parent-style-name="Standard">
      <style:text-properties officeooo:rsid="0022ef83" officeooo:paragraph-rsid="0022ef83"/>
    </style:style>
    <style:style style:name="P4" style:family="paragraph" style:parent-style-name="Standard">
      <style:text-properties officeooo:rsid="00248e8b" officeooo:paragraph-rsid="00248e8b"/>
    </style:style>
    <style:style style:name="T1" style:family="text">
      <style:text-properties officeooo:rsid="001f6910"/>
    </style:style>
    <style:style style:name="T2" style:family="text">
      <style:text-properties officeooo:rsid="0021061e"/>
    </style:style>
    <style:style style:name="T3" style:family="text">
      <style:text-properties officeooo:rsid="0022ef83"/>
    </style:style>
    <style:style style:name="T4" style:family="text">
      <style:text-properties officeooo:rsid="0025f4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radoes aritiméticos</text:p>
      <text:p text:style-name="P1"/>
      <text:p text:style-name="P1"><text:tab/>A ordem dos operadores aritméticos, define a ordem em que a conta será feita, começando por:</text:p>
      <text:p text:style-name="P1"/>
      <text:p text:style-name="P1"><text:tab/>() - Parenteses</text:p>
      <text:p text:style-name="P1"><text:tab/>** Potencia</text:p>
      <text:p text:style-name="P1"><text:tab/>* Multiplicação / divisão % divisão resto</text:p>
      <text:p text:style-name="P1"><text:tab/>+ Soma – subtração</text:p>
      <text:p text:style-name="P1"><text:tab/></text:p>
      <text:p text:style-name="P1"/>
      <text:p text:style-name="P1"><text:tab/>Também podemos, fazer com que as variáveis, recebam o próprio valor, por exemplo:</text:p>
      <text:p text:style-name="P1"><text:tab/>Var n = 3</text:p>
      <text:p text:style-name="P1"><text:tab/>n = n + 4</text:p>
      <text:p text:style-name="P1"><text:tab/>7</text:p>
      <text:p text:style-name="P1"/>
      <text:p text:style-name="P1"><text:tab/><text:span text:style-name="T1">Caso a variável, que vai receber o valor, seja a mesma que vai ser transformada, podemos reescrever a conta anterior da seguinte forma:</text:span></text:p>
      <text:p text:style-name="P1"><text:tab/><text:span text:style-name="T1">n += 4</text:span></text:p>
      <text:p text:style-name="P1"><text:tab/><text:span text:style-name="T1">n -=5</text:span></text:p>
      <text:p text:style-name="P1"><text:tab/><text:span text:style-name="T1">n*=4</text:span></text:p>
      <text:p text:style-name="P1"><text:tab/><text:span text:style-name="T1">n/=2</text:span></text:p>
      <text:p text:style-name="P1"><text:tab/><text:span text:style-name="T1">n**=2</text:span></text:p>
      <text:p text:style-name="P1"><text:tab/><text:span text:style-name="T1">n %=5</text:span></text:p>
      <text:p text:style-name="P1"><text:tab/></text:p>
      <text:p text:style-name="P1"><text:tab/><text:span text:style-name="T2">E por fim podemos simplificar ainda mais usando ++ ou --, por exemplo:</text:span></text:p>
      <text:p text:style-name="P1"><text:tab/></text:p>
      <text:p text:style-name="P1"><text:tab/><text:span text:style-name="T2">var n = 3<text:tab/><text:tab/><text:tab/><text:tab/>var x = 5</text:span></text:p>
      <text:p text:style-name="P1"><text:tab/><text:span text:style-name="T2">n = n +4 <text:s text:c="12"/>normal <text:tab/><text:tab/>x ++ <text:s text:c="25"/>super simplificado</text:span></text:p>
      <text:p text:style-name="P1"><text:tab/><text:span text:style-name="T2">7<text:tab/><text:tab/><text:tab/><text:tab/><text:tab/>x--</text:span></text:p>
      <text:p text:style-name="P1"/>
      <text:p text:style-name="P1"><text:tab/><text:span text:style-name="T3">operadores operacionais</text:span></text:p>
      <text:p text:style-name="P1"><text:tab/><text:span text:style-name="T3">== igual</text:span></text:p>
      <text:p text:style-name="P1"><text:tab/>&lt; <text:span text:style-name="T3">menor</text:span></text:p>
      <text:p text:style-name="P1"><text:tab/>&gt; <text:span text:style-name="T3">maior</text:span></text:p>
      <text:p text:style-name="P1"><text:tab/>&gt;<text:span text:style-name="T3">= maior ou igual</text:span></text:p>
      <text:p text:style-name="P1"><text:tab/>&lt;<text:span text:style-name="T3">= menor igual</text:span></text:p>
      <text:p text:style-name="P1"><text:tab/></text:p>
      <text:p text:style-name="P2"><text:tab/>O javaScript, sabe diferenciar se o valor é uma string ou um number, então caso nós escrevemos 5==”5”, ele dirá que os valores são iguais. Caso precisamos saber se os numeros são realmente iguais, nós escrevemos 5===”5”, assim o programa saberá se eles são iguais ou não.</text:p>
      <text:p text:style-name="P2"><text:tab/></text:p>
      <text:p text:style-name="P2"><text:tab/><text:span text:style-name="T3">Nesta linguagem, nós temos 3 operadores lógicos:</text:span></text:p>
      <text:p text:style-name="P2"/>
      <text:p text:style-name="P2"><text:tab/>! - <text:span text:style-name="T3">negação (não), </text:span><text:span text:style-name="T4">além de inverter os valores(true vira false)</text:span></text:p>
      <text:p text:style-name="P2"><text:tab/><text:span text:style-name="T3">&amp;&amp; - conjunção (e)</text:span></text:p>
      <text:p text:style-name="P2"><text:tab/><text:span text:style-name="T3">|| - disjunção (ou),</text:span></text:p>
      <text:p text:style-name="P2"/>
      <text:p text:style-name="P3"><text:tab/>Para resolvermos, uma expressão numerica, primeiro começamos com os operadores aritméticos, depois, com os operadores operacionais e por fim, finalizamos com os operadores lógicos, na ordem a cima</text:p>
      <text:p text:style-name="P3"><text:tab/></text:p>
      <text:p text:style-name="P4"><text:soft-page-break/><text:tab/>E por fim, temos os operadores Ternários ?: |Que vai exibir um outro resultado, Dependendo da condição, por exemplo:</text:p>
      <text:p text:style-name="P4"><text:tab/>var media = 6</text:p>
      <text:p text:style-name="P4"><text:tab/>var resp = &gt;7?’Aprovado’:’reprovado’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0T09:53:11.326000000</meta:creation-date>
    <dc:date>2023-01-04T21:44:28.743000000</dc:date>
    <meta:editing-duration>PT2H32M27S</meta:editing-duration>
    <meta:editing-cycles>6</meta:editing-cycles>
    <meta:generator>LibreOffice/7.4.1.2$Windows_X86_64 LibreOffice_project/3c58a8f3a960df8bc8fd77b461821e42c061c5f0</meta:generator>
    <meta:document-statistic meta:table-count="0" meta:image-count="0" meta:object-count="0" meta:page-count="2" meta:paragraph-count="42" meta:word-count="265" meta:character-count="1540" meta:non-whitespace-character-count="1224"/>
  </office:meta>
</office:document-meta>
</file>